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less</text:p>
          </table:table-cell>
          <table:table-cell table:style-name="ce2"/>
          <table:table-cell table:style-name="ce2" office:value-type="string">
            <text:p>Should be less than %1$d</text:p>
          </table:table-cell>
          <table:table-cell table:style-name="ce4" office:value-type="string">
            <text:p>必須小於%1$d</text:p>
          </table:table-cell>
          <table:table-cell table:style-name="ce4" office:value-type="string">
            <text:p>必须小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\(^o^)/</text:p>
          </table:table-cell>
          <table:table-cell table:style-name="ce2" office:value-type="string">
            <text:p>隨機 \(^o^)/</text:p>
          </table:table-cell>
          <table:table-cell table:style-name="ce2" office:value-type="string">
            <text:p>随机 \(^o^)/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preference_setting_colormode_title</text:p>
          </table:table-cell>
          <table:table-cell table:style-name="ce2"/>
          <table:table-cell table:style-name="ce2" office:value-type="string">
            <text:p>Color mode</text:p>
          </table:table-cell>
          <table:table-cell table:style-name="ce4" office:value-type="string">
            <text:p>顏色模色</text:p>
          </table:table-cell>
          <table:table-cell table:style-name="ce4" office:value-type="string">
            <text:p>颜色模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fullcolor</text:p>
          </table:table-cell>
          <table:table-cell table:style-name="ce2"/>
          <table:table-cell table:style-name="ce2" office:value-type="string">
            <text:p>Full color</text:p>
          </table:table-cell>
          <table:table-cell table:style-name="ce4" office:value-type="string">
            <text:p>彩色</text:p>
          </table:table-cell>
          <table:table-cell table:style-name="ce4" office:value-type="string">
            <text:p>彩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grayscale</text:p>
          </table:table-cell>
          <table:table-cell table:style-name="ce2"/>
          <table:table-cell table:style-name="Default" office:value-type="string">
            <text:p>Grayscale</text:p>
          </table:table-cell>
          <table:table-cell table:style-name="ce2" office:value-type="string">
            <text:p>灰階</text:p>
          </table:table-cell>
          <table:table-cell table:style-name="ce2" office:value-type="string">
            <text:p>灰阶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blackwhite</text:p>
          </table:table-cell>
          <table:table-cell table:style-name="ce2"/>
          <table:table-cell table:style-name="Default" office:value-type="string">
            <text:p>Black and white</text:p>
          </table:table-cell>
          <table:table-cell table:style-name="ce2" office:value-type="string">
            <text:p>黑白</text:p>
          </table:table-cell>
          <table:table-cell table:style-name="ce2" office:value-type="string">
            <text:p>黑白</text:p>
          </table:table-cell>
          <table:table-cell table:number-columns-repeated="1017"/>
        </table:table-row>
        <table:table-row table:style-name="ro1" table:number-rows-repeated="4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appname_title</text:p>
          </table:table-cell>
          <table:table-cell/>
          <table:table-cell office:value-type="string">
            <text:p>Application name</text:p>
          </table:table-cell>
          <table:table-cell office:value-type="string">
            <text:p>應用程式名稱</text:p>
          </table:table-cell>
          <table:table-cell office:value-type="string">
            <text:p>应用程序名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name_url</text:p>
          </table:table-cell>
          <table:table-cell/>
          <table:table-cell table:style-name="ce3" table:formula="of:=&quot;market://details?id=com.luzi82.randomwallpaper&quot;" office:value-type="string" office:string-value="market://details?id=com.luzi82.randomwallpaper">
            <text:p>market://details?id=com.luzi82.randomwallpaper</text:p>
          </table:table-cell>
          <table:table-cell table:style-name="Default" table:formula="of:=[.$C45]" office:value-type="string" office:string-value="market://details?id=com.luzi82.randomwallpaper">
            <text:p>market://details?id=com.luzi82.randomwallpaper</text:p>
          </table:table-cell>
          <table:table-cell table:style-name="Default" table:formula="of:=[.$C45]" office:value-type="string" office:string-value="market://details?id=com.luzi82.randomwallpaper">
            <text:p>market://details?id=com.luzi82.randomwallpape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blog.luzi82.com/&quot;" office:value-type="string" office:string-value="http://blog.luzi82.com/">
            <text:p>http://blog.luzi82.com/</text:p>
          </table:table-cell>
          <table:table-cell table:formula="of:=[.$C48]" office:value-type="string" office:string-value="http://blog.luzi82.com/">
            <text:p>http://blog.luzi82.com/</text:p>
          </table:table-cell>
          <table:table-cell table:formula="of:=[.$C48]" office:value-type="string" office:string-value="http://blog.luzi82.com/">
            <text:p>http://blog.luzi82.com/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51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51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54]" office:value-type="string" office:string-value="market://search?q=pub:luzi82">
            <text:p>market://search?q=pub:luzi82</text:p>
          </table:table-cell>
          <table:table-cell table:style-name="Default" table:formula="of:=[.$C54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58]" office:value-type="string" office:string-value="luzi82@gmail.com">
            <text:p>luzi82@gmail.com</text:p>
          </table:table-cell>
          <table:table-cell table:formula="of:=[.D58]" office:value-type="string" office:string-value="luzi82@gmail.com">
            <text:p>luzi82@gmail.com</text:p>
          </table:table-cell>
          <table:table-cell table:formula="of:=[.E58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58]" office:value-type="string" office:string-value="luzi82@gmail.com">
            <text:p>luzi82@gmail.com</text:p>
          </table:table-cell>
          <table:table-cell table:formula="of:=[.$C58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Random-pixel-Live-wallpaper/translation&quot;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63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63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67]" office:value-type="string" office:string-value="http://www.luzi82.com/~luzi82/xlsg/">
            <text:p>http://www.luzi82.com/~luzi82/xlsg/</text:p>
          </table:table-cell>
          <table:table-cell table:formula="of:=[.$C67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Random RGB Live Wallpaper">
            <text:p>Share Random RGB Live Wallpaper</text:p>
          </table:table-cell>
          <table:table-cell table:formula="of:=&quot;分享&quot;&amp;[.D$3]" office:value-type="string" office:string-value="分享隨機RGB即時桌布">
            <text:p>分享隨機RGB即時桌布</text:p>
          </table:table-cell>
          <table:table-cell table:formula="of:=&quot;分享&quot;&amp;[.E$3]" office:value-type="string" office:string-value="分享随机RGB当前壁纸">
            <text:p>分享随机RGB当前壁纸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preference_info_version_title</text:p>
          </table:table-cell>
          <table:table-cell/>
          <table:table-cell office:value-type="string">
            <text:p>Version</text:p>
          </table:table-cell>
          <table:table-cell table:number-columns-repeated="2" office:value-type="string">
            <text:p>版本</text:p>
          </table:table-cell>
          <table:table-cell table:number-columns-repeated="1017"/>
        </table:table-row>
        <table:table-row table:style-name="ro1">
          <table:table-cell office:value-type="string">
            <text:p>preference_info_app_title</text:p>
          </table:table-cell>
          <table:table-cell/>
          <table:table-cell office:value-type="string">
            <text:p>Application</text:p>
          </table:table-cell>
          <table:table-cell office:value-type="string">
            <text:p>應用程式</text:p>
          </table:table-cell>
          <table:table-cell office:value-type="string">
            <text:p>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2" office:value-type="string">
            <text:p>其他</text:p>
          </table:table-cell>
          <table:table-cell table:number-columns-repeated="1017"/>
        </table:table-row>
        <table:table-row table:style-name="ro1" table:number-rows-repeated="6549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7">17/04/2010</text:date>, <text:time>12:45:2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4-17T12:45:19</dc:date>
    <meta:editing-duration>PT24H31M44S</meta:editing-duration>
    <meta:editing-cycles>93</meta:editing-cycles>
    <meta:generator>OpenOffice.org/3.1$Unix OpenOffice.org_project/310m19$Build-9420</meta:generator>
    <dc:creator>luzi82 </dc:creator>
    <meta:document-statistic meta:table-count="3" meta:cell-count="204" meta:object-count="0"/>
  </office:meta>
</office:document-meta>
</file>